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33" draw:textarea-horizontal-align="justify" draw:textarea-vertical-align="middle" draw:auto-grow-height="false" fo:min-height="1.126cm" fo:min-width="4.6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0.449cm" fo:min-width="1.343cm"/>
    </style:style>
    <style:style style:name="gr4" style:family="graphic" style:parent-style-name="standard">
      <style:graphic-properties draw:stroke="none" svg:stroke-color="#000000" draw:fill="none" draw:fill-color="#ffffff" fo:min-height="1.14cm"/>
    </style:style>
    <style:style style:name="gr5" style:family="graphic" style:parent-style-name="standard">
      <style:graphic-properties draw:stroke="none" svg:stroke-color="#000000" draw:fill="none" draw:fill-color="#ffffff" fo:min-height="1.782cm"/>
    </style:style>
    <style:style style:name="gr6" style:family="graphic" style:parent-style-name="standard">
      <style:graphic-properties draw:fill-color="#ff3300" draw:textarea-horizontal-align="justify" draw:textarea-vertical-align="middle" draw:auto-grow-height="false" fo:min-height="1.126cm" fo:min-width="4.686cm"/>
    </style:style>
    <style:style style:name="gr7" style:family="graphic" style:parent-style-name="standard">
      <style:graphic-properties svg:stroke-color="#ffffff" draw:fill-color="#ff3300" draw:textarea-horizontal-align="justify" draw:textarea-vertical-align="middle" draw:auto-grow-height="false" fo:min-height="0.824cm" fo:min-width="6.866cm"/>
    </style:style>
    <style:style style:name="gr8" style:family="graphic" style:parent-style-name="objectwithoutfill">
      <style:graphic-properties draw:marker-end="Arrow" draw:marker-end-width="0.3cm" draw:fill="none" draw:fill-color="#ffcc00" draw:textarea-vertical-align="middle"/>
    </style:style>
    <style:style style:name="gr9" style:family="graphic" style:parent-style-name="standard">
      <style:graphic-properties draw:fill-color="#00cc33" draw:textarea-horizontal-align="justify" draw:textarea-vertical-align="middle" draw:auto-grow-height="false" fo:min-height="0.795cm" fo:min-width="9.152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  <style:text-properties fo:font-size="2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00"/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 draw:fill-color="#ffffff"/>
      <style:text-properties fo:font-size="20pt" style:font-size-asian="18pt" style:font-size-complex="18pt"/>
    </style:style>
    <style:style style:name="P6" style:family="paragraph">
      <loext:graphic-properties draw:fill-color="#ff3300"/>
      <style:paragraph-properties fo:text-align="center"/>
      <style:text-properties fo:font-size="20pt" style:font-size-asian="18pt" style:font-size-complex="18pt"/>
    </style:style>
    <style:style style:name="P7" style:family="paragraph">
      <style:paragraph-properties fo:text-align="center"/>
      <style:text-properties fo:color="#ffffff" fo:background-color="transparent"/>
    </style:style>
    <style:style style:name="P8" style:family="paragraph">
      <loext:graphic-properties draw:fill-color="#ff3300"/>
      <style:paragraph-properties fo:text-align="center"/>
      <style:text-properties fo:color="#ffffff" fo:font-size="20pt" fo:background-color="transparent" style:font-size-asian="18pt" style:font-size-complex="18pt"/>
    </style:style>
    <style:style style:name="P9" style:family="paragraph">
      <loext:graphic-properties draw:fill="none" draw:fill-color="#ffcc00"/>
      <style:paragraph-properties fo:text-align="center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00cc33"/>
      <style:paragraph-properties fo:text-align="center"/>
      <style:text-properties fo:color="#ffffff" fo:font-size="20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color="#ffffff" fo:font-size="20pt" fo:background-color="transparent" style:font-size-asian="18pt" style:font-size-complex="18pt"/>
    </style:style>
    <style:style style:name="T3" style:family="text">
      <style:text-properties fo:color="#fff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1" draw:id="id1" draw:layer="layout" svg:width="5.334cm" svg:height="1.524cm" svg:x="8.496cm" svg:y="2.905cm">
          <text:p text:style-name="P1"><text:span text:style-name="T1">PL/SQL</text:span><text:span text:style-name="T1"><text:line-break/></text:span><text:span text:style-name="T1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5.334cm" svg:height="1.524cm" svg:x="8.496cm" svg:y="5.772cm">
          <text:p text:style-name="P1"><text:span text:style-name="T1">DIANA (IR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5.334cm" svg:height="1.524cm" svg:x="4.051cm" svg:y="11.344cm">
          <text:p text:style-name="P1"><text:span text:style-name="T1">MCODE</text:span></text:p>
          <text:p text:style-name="P1"><text:span text:style-name="T1">(bytecod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5" draw:id="id5" draw:layer="layout" svg:width="5.334cm" svg:height="1.524cm" svg:x="13.195cm" svg:y="11.344cm">
          <text:p text:style-name="P1"><text:span text:style-name="T1">Native C libra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line" svg:x1="11.163cm" svg:y1="4.429cm" svg:x2="11.163cm" svg:y2="5.772cm" draw:start-shape="id1" draw:start-glue-point="2" draw:end-shape="id2" draw:end-glue-point="0" svg:d="M11163 4429v1343" svg:viewBox="0 0 1 1344">
          <text:p/>
        </draw:connector>
        <draw:custom-shape draw:style-name="gr3" draw:text-style-name="P4" xml:id="id3" draw:id="id3" draw:layer="layout" svg:width="3.683cm" svg:height="1.397cm" svg:x="9.285cm" svg:y="8.693cm">
          <text:p text:style-name="P1"><text:span text:style-name="T1">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draw:type="line" svg:x1="11.163cm" svg:y1="7.296cm" svg:x2="11.126cm" svg:y2="8.693cm" draw:start-shape="id2" draw:start-glue-point="2" draw:end-shape="id3" draw:end-glue-point="4" svg:d="M11163 7296l-37 1397" svg:viewBox="0 0 38 1398">
          <text:p/>
        </draw:connector>
        <draw:connector draw:style-name="gr2" draw:text-style-name="P3" draw:layer="layout" svg:x1="9.285cm" svg:y1="9.392cm" svg:x2="6.718cm" svg:y2="11.344cm" draw:start-shape="id3" draw:start-glue-point="5" draw:end-shape="id4" draw:end-glue-point="0" svg:d="M9285 9392h-2567v1952" svg:viewBox="0 0 2568 1953">
          <text:p/>
        </draw:connector>
        <draw:connector draw:style-name="gr2" draw:text-style-name="P3" draw:layer="layout" svg:x1="12.968cm" svg:y1="9.392cm" svg:x2="15.862cm" svg:y2="11.344cm" draw:start-shape="id3" draw:start-glue-point="7" draw:end-shape="id5" draw:end-glue-point="0" svg:d="M12968 9392h2894v1952" svg:viewBox="0 0 2895 1953">
          <text:p/>
        </draw:connector>
        <draw:frame draw:style-name="gr4" draw:text-style-name="P5" draw:layer="layout" svg:width="4.248cm" svg:height="1.39cm" svg:x="4.729cm" svg:y="8.274cm">
          <draw:text-box>
            <text:p><text:span text:style-name="T1">Interpreted</text:span></text:p>
          </draw:text-box>
        </draw:frame>
        <draw:frame draw:style-name="gr5" draw:text-style-name="P5" draw:layer="layout" svg:width="4.696cm" svg:height="2.032cm" svg:x="13.827cm" svg:y="7.477cm">
          <draw:text-box>
            <text:p><text:span text:style-name="T1">Native</text:span></text:p>
            <text:p><text:span text:style-name="T1">Compilation</text:span></text:p>
          </draw:text-box>
        </draw:frame>
        <draw:custom-shape draw:style-name="gr6" draw:text-style-name="P6" xml:id="id7" draw:id="id7" draw:layer="layout" svg:width="5.334cm" svg:height="1.524cm" svg:x="4.052cm" svg:y="14.545cm">
          <text:p text:style-name="P1"><text:span text:style-name="T1">PV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5.334cm" svg:height="1.524cm" svg:x="13.196cm" svg:y="14.545cm">
          <text:p text:style-name="P1"><text:span text:style-name="T1">Native cal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3.683cm" svg:height="1.397cm" svg:x="9.286cm" svg:y="17.094cm">
          <text:p text:style-name="P1"><text:span text:style-name="T1">Mode 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3" draw:layer="layout" svg:x1="9.286cm" svg:y1="17.793cm" svg:x2="6.719cm" svg:y2="16.069cm" draw:start-shape="id6" draw:start-glue-point="5" draw:end-shape="id7" draw:end-glue-point="2" svg:d="M9286 17793h-2567v-1724" svg:viewBox="0 0 2568 1725">
          <text:p/>
        </draw:connector>
        <draw:connector draw:style-name="gr2" draw:text-style-name="P3" draw:layer="layout" svg:x1="12.969cm" svg:y1="17.793cm" svg:x2="15.863cm" svg:y2="16.069cm" draw:start-shape="id6" draw:start-glue-point="7" draw:end-shape="id8" draw:end-glue-point="2" svg:d="M12969 17793h2894v-1724" svg:viewBox="0 0 2895 1725">
          <text:p/>
        </draw:connector>
        <draw:custom-shape draw:style-name="gr7" draw:text-style-name="P8" draw:layer="layout" svg:width="7.366cm" svg:height="1.074cm" draw:transform="rotate (1.57271618897209) translate (2.199cm 19.543cm)">
          <text:p text:style-name="P7"><text:span text:style-name="T2">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9" draw:layer="layout" draw:type="line" svg:x1="6.719cm" svg:y1="14.545cm" svg:x2="6.718cm" svg:y2="12.868cm" draw:start-shape="id7" draw:start-glue-point="0" draw:end-shape="id4" draw:end-glue-point="2" svg:d="M6719 14545l-1-1677" svg:viewBox="0 0 2 1678">
          <text:p/>
        </draw:connector>
        <draw:connector draw:style-name="gr8" draw:text-style-name="P9" draw:layer="layout" draw:type="line" svg:x1="15.863cm" svg:y1="14.545cm" svg:x2="15.862cm" svg:y2="12.868cm" draw:start-shape="id8" draw:start-glue-point="0" draw:end-shape="id5" draw:end-glue-point="2" svg:d="M15863 14545l-1-1677" svg:viewBox="0 0 2 1678">
          <text:p/>
        </draw:connector>
        <draw:frame draw:style-name="gr5" draw:text-style-name="P5" draw:layer="layout" svg:width="4.696cm" svg:height="2.032cm" svg:x="13.703cm" svg:y="17.847cm">
          <draw:text-box>
            <text:p><text:span text:style-name="T1">Native</text:span></text:p>
            <text:p><text:span text:style-name="T1">Compilation</text:span></text:p>
          </draw:text-box>
        </draw:frame>
        <draw:frame draw:style-name="gr4" draw:text-style-name="P5" draw:layer="layout" svg:width="4.248cm" svg:height="1.39cm" svg:x="4.753cm" svg:y="17.847cm">
          <draw:text-box>
            <text:p><text:span text:style-name="T1">Interpreted</text:span></text:p>
          </draw:text-box>
        </draw:frame>
        <draw:custom-shape draw:style-name="gr9" draw:text-style-name="P11" draw:layer="layout" svg:width="9.652cm" svg:height="1.045cm" draw:transform="rotate (1.57393791944849) translate (2.156cm 12.178cm)">
          <text:p text:style-name="P10"><text:span text:style-name="T3">Compil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7.099cm" svg:height="4.624cm" svg:x="1.95cm" svg:y="2.105cm" presentation:class="title" presentation:placeholder="true">
        <draw:text-box/>
      </draw:frame>
      <draw:frame presentation:style-name="Default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3T21:06:19.377240748</meta:creation-date>
    <dc:date>2017-07-26T16:50:52.997080659</dc:date>
    <meta:editing-duration>PT13M23S</meta:editing-duration>
    <meta:editing-cycles>4</meta:editing-cycles>
    <meta:generator>LibreOffice/5.1.6.2$Linux_X86_64 LibreOffice_project/10m0$Build-2</meta:generator>
    <meta:document-statistic meta:object-count="42"/>
  </office:meta>
</office:document-meta>
</file>